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tainerAwareProcesso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AwareProcessor.postProcessBeforeInitialization( final Object bean , final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ContainerAwareProcessor.postProcessAfterInitialization( final Object bean , final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AwareProcess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